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6.79979166666667cm" style:use-optimal-column-width="true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ODO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Vorbereitung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Collaborationstool finde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github einrichte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github teste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Grobplanung (.txt)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3">
            <text:p>Programmierung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Sprache wähle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Servlet schreibe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Webserverlösung finde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µC programmiere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Verbindung µC &lt;-&gt; Servlet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Elektronik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µC wähle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Schaltung entwerfe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Internet-Recherche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HTL-Wetterstation studiere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Verkabelung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Konstruktio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Wahl des Konstruktionsprogrammes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Ideensammlung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Internet-Recherche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Konstruiere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Umwandlung in Fertigungszeichnung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Fertigung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Verschrauben der ITEM-Profile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Fräsen/Dreh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~~~Montage</text:p>
          </table:table-cell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Tabelle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imes</meta:initial-creator>
    <dc:creator>Limes</dc:creator>
    <meta:creation-date>2011-07-26T08:37:04Z</meta:creation-date>
    <dc:date>2011-07-26T08:53:18Z</dc:date>
    <meta:editing-duration>PT0S</meta:editing-duration>
  </office:meta>
</office:document-meta>
</file>